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94c78" officeooo:paragraph-rsid="00174645"/>
    </style:style>
    <style:style style:name="P2" style:family="paragraph" style:parent-style-name="Text_20_body">
      <style:text-properties officeooo:rsid="0017ba27" officeooo:paragraph-rsid="0020ef4b"/>
    </style:style>
    <style:style style:name="P3" style:family="paragraph" style:parent-style-name="Text_20_body">
      <style:text-properties officeooo:rsid="001a5ed5" officeooo:paragraph-rsid="001a5ed5"/>
    </style:style>
    <style:style style:name="P4"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bold" officeooo:paragraph-rsid="001ef753" style:text-blinking="false" fo:background-color="transparent"/>
    </style:style>
    <style:style style:name="P5" style:family="paragraph" style:parent-style-name="Text_20_body">
      <style:text-properties officeooo:rsid="001b9d34" officeooo:paragraph-rsid="001b9d34"/>
    </style:style>
    <style:style style:name="P6" style:family="paragraph" style:parent-style-name="Text_20_body">
      <style:text-properties officeooo:paragraph-rsid="001ef753"/>
    </style:style>
    <style:style style:name="P7" style:family="paragraph" style:parent-style-name="Text_20_body">
      <style:text-properties officeooo:rsid="0022b3bd" officeooo:paragraph-rsid="0022b3bd"/>
    </style:style>
    <style:style style:name="P8" style:family="paragraph" style:parent-style-name="Text_20_body">
      <style:text-properties officeooo:rsid="0022b3bd" officeooo:paragraph-rsid="00248606"/>
    </style:style>
    <style:style style:name="P9" style:family="paragraph" style:parent-style-name="Text_20_body">
      <style:text-properties officeooo:rsid="00237748" officeooo:paragraph-rsid="00237748"/>
    </style:style>
    <style:style style:name="P10" style:family="paragraph" style:parent-style-name="Text_20_body">
      <style:text-properties officeooo:rsid="00265e62" officeooo:paragraph-rsid="00265e62"/>
    </style:style>
    <style:style style:name="P11" style:family="paragraph" style:parent-style-name="Text_20_body">
      <style:text-properties officeooo:rsid="00291917" officeooo:paragraph-rsid="00291917"/>
    </style:style>
    <style:style style:name="P12" style:family="paragraph" style:parent-style-name="Subtitle">
      <style:text-properties officeooo:rsid="00196064" officeooo:paragraph-rsid="00196064"/>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5" style:family="paragraph" style:parent-style-name="Text_20_body">
      <style:paragraph-properties fo:margin-top="0cm" fo:margin-bottom="0cm" loext:contextual-spacing="false" fo:line-height="138%" style:writing-mode="lr-tb"/>
    </style:style>
    <style:style style:name="P16" style:family="paragraph" style:parent-style-name="Title">
      <style:text-properties officeooo:rsid="00094c78" officeooo:paragraph-rsid="002b5d2c"/>
    </style:style>
    <style:style style:name="P17" style:family="paragraph" style:parent-style-name="Text_20_body" style:list-style-name="L1"/>
    <style:style style:name="P18" style:family="paragraph" style:parent-style-name="Text_20_body" style:list-style-name="L2">
      <style:text-properties officeooo:rsid="001ef753" officeooo:paragraph-rsid="001ef753"/>
    </style:style>
    <style:style style:name="P19" style:family="paragraph" style:parent-style-name="Text_20_body" style:list-style-name="L2">
      <style:text-properties officeooo:rsid="002baa90" officeooo:paragraph-rsid="002baa90"/>
    </style:style>
    <style:style style:name="P20" style:family="paragraph" style:parent-style-name="Heading_20_1">
      <style:text-properties officeooo:rsid="001a5ed5" officeooo:paragraph-rsid="001a5ed5"/>
    </style:style>
    <style:style style:name="P21" style:family="paragraph" style:parent-style-name="Heading_20_2">
      <style:text-properties officeooo:rsid="001a5ed5" officeooo:paragraph-rsid="001a5ed5"/>
    </style:style>
    <style:style style:name="P22" style:family="paragraph" style:parent-style-name="Heading_20_2">
      <style:text-properties officeooo:rsid="0020ef4b" officeooo:paragraph-rsid="0020ef4b"/>
    </style:style>
    <style:style style:name="P23" style:family="paragraph" style:parent-style-name="Heading_20_2">
      <style:text-properties officeooo:rsid="00237748" officeooo:paragraph-rsid="00237748"/>
    </style:style>
    <style:style style:name="P24" style:family="paragraph" style:parent-style-name="Heading_20_2">
      <style:text-properties officeooo:rsid="00248606" officeooo:paragraph-rsid="00248606"/>
    </style:style>
    <style:style style:name="P25" style:family="paragraph" style:parent-style-name="Heading_20_3">
      <style:text-properties officeooo:rsid="001ef753" officeooo:paragraph-rsid="001ef753"/>
    </style:style>
    <style:style style:name="T1" style:family="text">
      <style:text-properties officeooo:rsid="001a5ed5"/>
    </style:style>
    <style:style style:name="T2" style:family="text">
      <style:text-properties officeooo:rsid="001b9d34"/>
    </style:style>
    <style:style style:name="T3"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style>
    <style:style style:name="T7" style:family="text">
      <style:text-properties officeooo:rsid="00265e62"/>
    </style:style>
    <style:style style:name="T8" style:family="text">
      <style:text-properties officeooo:rsid="0029c3ee"/>
    </style:style>
    <style:style style:name="T9" style:family="text">
      <style:text-properties officeooo:rsid="0019c470"/>
    </style:style>
    <style:style style:name="T10" style:family="text">
      <style:text-properties officeooo:rsid="002baa90"/>
    </style:style>
    <style:style style:name="T11" style:family="text">
      <style:text-properties officeooo:rsid="002caa6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royecto <text:span text:style-name="T9">Vuensplashit</text:span></text:p>
      <text:p text:style-name="P12">Documento de requerimientos iniciales</text:p>
      <text:p text:style-name="P1"/>
      <text:h text:style-name="P20" text:outline-level="1">Requerimientos</text:h>
      <text:h text:style-name="P21" text:outline-level="2">Información obtenida</text:h>
      <text:p text:style-name="P3">Realizar una aplicación web que permita encontrar imágenes en el sitio web Unsplash.com, haciendo uso de su REST API para mostrar un listado de las imágenes publicadas por dicho sitio, <text:span text:style-name="T2">que satisfagan una condición de búsqueda particular.</text:span></text:p>
      <text:p text:style-name="P5">La interfaz de usuario debe contener un campo de texto en el que el usuario podrá especificar palabras clave, con las cuales se debe realizar la búsqueda de imágenes en Unsplash.com que correspondan o sean atinentes a las palabras suministradas.</text:p>
      <text:h text:style-name="Heading_20_3" text:outline-level="3">Requerimiento<text:span text:style-name="T1">s</text:span> <text:span text:style-name="T1">funcionales </text:span>mínimo<text:span text:style-name="T1">s:</text:span></text:h>
      <text:list xml:id="list1413126969" text:style-name="L1">
        <text:list-item>
          <text:p text:style-name="P17">Contar con un campo de texto, para poder realizar la búsqueda por palabras claves.</text:p>
        </text:list-item>
        <text:list-item>
          <text:p text:style-name="P17">Listar las imágenes resultantes de las búsquedas.</text:p>
        </text:list-item>
        <text:list-item>
          <text:p text:style-name="P17">Posibilidad de seleccionar las imágenes, y almacenarlas.</text:p>
        </text:list-item>
        <text:list-item>
          <text:p text:style-name="P17">Poder copiar al portapapeles las direcciones URL de las imágenes seleccionadas.</text:p>
        </text:list-item>
      </text:list>
      <text:h text:style-name="Heading_20_3" text:outline-level="3">Requerimientos <text:span text:style-name="T7">no funcionales </text:span>mínimos:</text:h>
      <text:list xml:id="list1785090283" text:style-name="L2">
        <text:list-item>
          <text:p text:style-name="P18">Utilizar frameworks o librerías de estilos</text:p>
        </text:list-item>
        <text:list-item>
          <text:p text:style-name="P18">Utilizar la librería Vue.js para controlar el funcionamiento de la aplicación, y su librería auxiliar Vuex.js para almacenar las imágenes seleccionadas.</text:p>
        </text:list-item>
        <text:list-item>
          <text:p text:style-name="P19">Evitar rebasar la limitación de número máximo de búsquedas por hora que impone el API.</text:p>
        </text:list-item>
        <text:list-item>
          <text:p text:style-name="P19">Identificar cualquier imagen de Unsplash.com, desplegada en la UI de la aplicación, <text:span text:style-name="T11">acreditando a la fuente y al autor, y agregando título y descripción del contenido, </text:span>según <text:span text:style-name="T11">lo estipulado en </text:span>las Guidelines de uso del API.</text:p>
        </text:list-item>
      </text:list>
      <text:h text:style-name="P25" text:outline-level="3">Recursos para la producción del software</text:h>
      <text:p text:style-name="P4"><text:bookmark text:name="docs-internal-guid-585ca0e0-7fff-3bf9-e647-1d498872e9ef"/>CLIENT_ID</text:p>
      <text:p text:style-name="P13">M4h2fLH0CUHf2ifsx3jUJEgPuUff1nO4sgnVlkPJf84</text:p>
      <text:p text:style-name="Text_20_body"/>
      <text:p text:style-name="P15"><text:soft-page-break/><text:span text:style-name="T3">Ejemplo de consumo:</text:span><text:span text:style-name="T4"><text:line-break/></text:span><text:span text:style-name="T5"> </text:span><text:span text:style-name="T4">https://api.unsplash.com/search/photos?page=1&amp;per_page=10&amp;query=autos%20deportivos&amp;client_id=M4h2fLH0CUHf2ifsx3jUJEgPuUff1nO4sgnVlkPJf84</text:span></text:p>
      <text:p text:style-name="Text_20_body"/>
      <text:p text:style-name="Text_20_body"/>
      <text:p text:style-name="P14">Documentación:</text:p>
      <text:p text:style-name="P15"><text:a xlink:type="simple" xlink:href="https://unsplash.com/documentation#search-photos" text:style-name="Internet_20_link" text:visited-style-name="Visited_20_Internet_20_Link"><text:span text:style-name="T6">https://unsplash.com/documentation#search-photos</text:span></text:a></text:p>
      <text:p text:style-name="Text_20_body"/>
      <text:p text:style-name="P14">Modelo de respuesta:</text:p>
      <text:p text:style-name="P15"><text:a xlink:type="simple" xlink:href="https://unsplash.com/documentation#response-8" text:style-name="Internet_20_link" text:visited-style-name="Visited_20_Internet_20_Link"><text:span text:style-name="T6">https://unsplash.com/documentation#response-8</text:span></text:a></text:p>
      <text:p text:style-name="P6"/>
      <text:h text:style-name="P22" text:outline-level="2">Investigación</text:h>
      <text:p text:style-name="P7">Se ha ingresado al sitio web Unsplash.com y se ha observado que se especializa en colectar fotografías que los usuarios inscritos pueden subir y compartir, y que pueden ser utilizados o publicados en otros sitios web o aplicaciones. </text:p>
      <text:p text:style-name="P7">Unsplash.com funciona como un gran repositorio de imágenes y como tal permite su explotación manual o automatizada, siendo esta posibilitada a través de una interfaz tipo REST API, la cual define una serie de entrypoints que permite el acceso a los recursos fotográficos que dispone.</text:p>
      <text:p text:style-name="P9">Esta plataforma de recursos funciona a través del registro de sus usuarios. A nivel programático, el sitio le asigna al usuario del API una clave en forma de token de identificación que debe suministrar con la búsqueda de imágenes.</text:p>
      <text:p text:style-name="P9">Se ha podido observar que posee potentes y valiosos modos de búsqueda que permiten realizar eficientes recuperaciones de imágenes. Entre ellos permite el manejo por paginación y la especificación del número de registros recuperados por consulta. También se ha visto que se puede acceder de manera relativa a los conjuntos de información, usando declarativas de Primer registro, Último registro, Página previa y Página siguiente.</text:p>
      <text:p text:style-name="P10">Para satisfacer los requerimientos no funcionales se observaron la gama de librerías disponibles, entre las que destacan Vuetify, <text:span text:style-name="T10">Vue-</text:span>Tailwind, Bootstrap-Vue, y V-Clipboard.</text:p>
      <text:h text:style-name="P23" text:outline-level="2">Aclaratorias y resolución de dudas</text:h>
      <text:p text:style-name="P9">Se aclaró una duda sobre el carácter público del API key token suministrada por el cliente, quien respondió que dicho token puede ser utilizado públicamente porque había sido creado para tal <text:span text:style-name="T10">fin.</text:span></text:p>
      <text:h text:style-name="P24" text:outline-level="2">Declaración de asunciones</text:h>
      <text:p text:style-name="P8">S<text:span text:style-name="T7">e asume que no se permiten búsquedas vacías por parte del usuario. Mientras el usuario no especifique una o varias palabras clave, no se requerirá ni se mostrarán resultados en el listado.</text:span></text:p>
      <text:p text:style-name="P11"><text:soft-page-break/>También se asume que el listado que ocupa la aplicación solicitada, no es una tabla de datos, sino una presentación ordenada <text:span text:style-name="T8">y paginada</text:span> de imágenes presentada al usuario para su selección y posterior copiado de URLs al portapapeles del sistema.</text:p>
      <text:p text:style-name="P9"/>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weight="normal" officeooo:rsid="00174645" style:font-weight-asian="normal" style:font-weight-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6T09:27:54.322873893</meta:creation-date>
    <dc:date>2020-06-28T10:14:24.251196193</dc:date>
    <meta:editing-duration>PT3H5M14S</meta:editing-duration>
    <meta:editing-cycles>18</meta:editing-cycles>
    <meta:generator>LibreOffice/6.1.5.2$Linux_X86_64 LibreOffice_project/10$Build-2</meta:generator>
    <meta:document-statistic meta:table-count="0" meta:image-count="0" meta:object-count="0" meta:page-count="3" meta:paragraph-count="35" meta:word-count="557" meta:character-count="3850" meta:non-whitespace-character-count="3334"/>
  </office:meta>
</office:document-meta>
</file>